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8" style:family="text"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Isaiah 44:6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2" draw:layer="layout" svg:width="24.384cm" svg:height="6.263cm" svg:x="1.778cm" svg:y="1.016cm">
          <draw:text-box>
            <text:p text:style-name="P4"><text:span text:style-name="T3">6</text:span><text:span text:style-name="T4">Thus says the LORD, the King of Israel</text:span></text:p>
            <text:p text:style-name="P5"><text:span text:style-name="T5">and his Redeemer, the LORD of hosts:</text:span></text:p>
            <text:p text:style-name="P6"><text:span text:style-name="T5">“</text:span><text:span text:style-name="T5">I am the first and I am the last;</text:span></text:p>
            <text:p text:style-name="P5"><text:span text:style-name="T5">besides me there is n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2" draw:layer="layout" svg:width="24.384cm" svg:height="7.766cm" svg:x="1.778cm" svg:y="1.016cm">
          <draw:text-box>
            <text:p text:style-name="P4"><text:span text:style-name="T6">7</text:span><text:span text:style-name="T7">Who is like me? Let him proclaim it.</text:span></text:p>
            <text:p text:style-name="P5"><text:span text:style-name="T8">Let him declare and set it before me,</text:span></text:p>
            <text:p text:style-name="P6"><text:span text:style-name="T8"><text:s/></text:span><text:span text:style-name="T8">since I appointed an ancient people.</text:span></text:p>
            <text:p text:style-name="P5"><text:span text:style-name="T8">Let them declare what is to come, and what will happ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5" draw:text-style-name="P7" draw:layer="layout" svg:width="25.146cm" svg:height="9.269cm" svg:x="1.524cm" svg:y="1.016cm">
          <draw:text-box>
            <text:p text:style-name="P4"><text:span text:style-name="T6">8</text:span><text:span text:style-name="T7">Fear not, nor be afraid;</text:span></text:p>
            <text:p text:style-name="P5"><text:span text:style-name="T8">have I not told you from of old and declared it?</text:span></text:p>
            <text:p text:style-name="P5"><text:span text:style-name="T8">And you are my witnesses!</text:span></text:p>
            <text:p text:style-name="P6"><text:span text:style-name="T8"><text:s/></text:span><text:span text:style-name="T8">Is there a God besides me?</text:span></text:p>
            <text:p text:style-name="P5"><text:span text:style-name="T8">There is no Rock; I know not any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3:55:50.808000000</meta:creation-date>
    <dc:title>bluwht blank</dc:title>
    <meta:editing-duration>PT9M29S</meta:editing-duration>
    <meta:editing-cycles>4</meta:editing-cycles>
    <meta:generator>LibreOffice/5.3.4.2$Windows_X86_64 LibreOffice_project/f82d347ccc0be322489bf7da61d7e4ad13fe2ff3</meta:generator>
    <dc:date>2017-07-21T20:33:45.067000000</dc:date>
    <meta:document-statistic meta:object-count="44"/>
  </office:meta>
</office:document-meta>
</file>